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098fb" officeooo:paragraph-rsid="002098fb"/>
    </style:style>
    <style:style style:name="P6" style:family="paragraph" style:parent-style-name="Text_20_body">
      <style:text-properties officeooo:rsid="0021fbc8"/>
    </style:style>
    <style:style style:name="P7" style:family="paragraph" style:parent-style-name="Text_20_body">
      <style:text-properties officeooo:rsid="0021fbc8" officeooo:paragraph-rsid="0021fbc8"/>
    </style:style>
    <style:style style:name="P8" style:family="paragraph" style:parent-style-name="Text_20_body">
      <style:text-properties officeooo:rsid="00278888" officeooo:paragraph-rsid="00278888"/>
    </style:style>
    <style:style style:name="P9" style:family="paragraph" style:parent-style-name="Text_20_body">
      <style:text-properties officeooo:paragraph-rsid="00278888"/>
    </style:style>
    <style:style style:name="P10" style:family="paragraph" style:parent-style-name="Text_20_body">
      <style:text-properties officeooo:rsid="0027cdf3" officeooo:paragraph-rsid="0027cdf3"/>
    </style:style>
    <style:style style:name="P11" style:family="paragraph" style:parent-style-name="Text_20_body">
      <style:text-properties officeooo:rsid="00292a3f" officeooo:paragraph-rsid="00292a3f"/>
    </style:style>
    <style:style style:name="P12" style:family="paragraph" style:parent-style-name="Text_20_body">
      <style:text-properties officeooo:rsid="00237ce4" officeooo:paragraph-rsid="002098fb"/>
    </style:style>
    <style:style style:name="P13" style:family="paragraph" style:parent-style-name="Text_20_body">
      <style:text-properties officeooo:rsid="002bcced" officeooo:paragraph-rsid="002bcced"/>
    </style:style>
    <style:style style:name="P14" style:family="paragraph" style:parent-style-name="Text_20_body">
      <style:text-properties fo:font-style="italic" officeooo:rsid="003c23d9" officeooo:paragraph-rsid="0051ed57" style:font-style-asian="italic" style:font-style-complex="italic"/>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3c23d9" officeooo:paragraph-rsid="003c23d9"/>
    </style:style>
    <style:style style:name="P17" style:family="paragraph" style:parent-style-name="Text_20_body">
      <style:text-properties officeooo:rsid="0040d61c" officeooo:paragraph-rsid="0040d61c"/>
    </style:style>
    <style:style style:name="P18" style:family="paragraph" style:parent-style-name="Text_20_body">
      <style:text-properties officeooo:rsid="0043af11" officeooo:paragraph-rsid="0043af11"/>
    </style:style>
    <style:style style:name="P19" style:family="paragraph" style:parent-style-name="Text_20_body">
      <style:text-properties officeooo:rsid="0045486d" officeooo:paragraph-rsid="0045486d"/>
    </style:style>
    <style:style style:name="P20" style:family="paragraph" style:parent-style-name="Text_20_body">
      <style:text-properties officeooo:rsid="0048db8a" officeooo:paragraph-rsid="0048db8a"/>
    </style:style>
    <style:style style:name="P21" style:family="paragraph" style:parent-style-name="Text_20_body">
      <style:text-properties officeooo:rsid="004b844b" officeooo:paragraph-rsid="004b844b"/>
    </style:style>
    <style:style style:name="P22" style:family="paragraph" style:parent-style-name="Text_20_body">
      <style:text-properties officeooo:rsid="004de9a5" officeooo:paragraph-rsid="004de9a5"/>
    </style:style>
    <style:style style:name="P23" style:family="paragraph" style:parent-style-name="Text_20_body">
      <style:text-properties officeooo:paragraph-rsid="004de9a5"/>
    </style:style>
    <style:style style:name="P24" style:family="paragraph" style:parent-style-name="Text_20_body">
      <style:text-properties officeooo:rsid="004fb653" officeooo:paragraph-rsid="004fb653"/>
    </style:style>
    <style:style style:name="P25" style:family="paragraph" style:parent-style-name="Text_20_body">
      <style:text-properties officeooo:paragraph-rsid="0052c271"/>
    </style:style>
    <style:style style:name="P26" style:family="paragraph" style:parent-style-name="Text_20_body">
      <style:text-properties officeooo:rsid="005925b0" officeooo:paragraph-rsid="005925b0"/>
    </style:style>
    <style:style style:name="P27" style:family="paragraph" style:parent-style-name="Text_20_body">
      <style:text-properties fo:font-style="normal" officeooo:rsid="003c23d9" officeooo:paragraph-rsid="0051ed57" style:font-style-asian="normal" style:font-style-complex="normal"/>
    </style:style>
    <style:style style:name="P28" style:family="paragraph" style:parent-style-name="Text_20_body">
      <style:text-properties fo:font-style="normal" officeooo:rsid="00403caf" officeooo:paragraph-rsid="0051ed57" style:font-style-asian="normal" style:font-style-complex="normal"/>
    </style:style>
    <style:style style:name="P29" style:family="paragraph" style:parent-style-name="Text_20_body">
      <style:text-properties fo:font-style="normal" officeooo:rsid="00403caf" officeooo:paragraph-rsid="00403caf" style:font-style-asian="normal" style:font-style-complex="normal"/>
    </style:style>
    <style:style style:name="P30" style:family="paragraph" style:parent-style-name="Text_20_body">
      <style:text-properties fo:font-style="normal" officeooo:rsid="004de9a5" officeooo:paragraph-rsid="0052c271" style:font-style-asian="normal" style:font-style-complex="normal"/>
    </style:style>
    <style:style style:name="P31" style:family="paragraph" style:parent-style-name="Text_20_body">
      <style:text-properties fo:font-style="normal" officeooo:rsid="004d3dcc" officeooo:paragraph-rsid="0052c271" style:font-style-asian="normal" style:font-style-complex="normal"/>
    </style:style>
    <style:style style:name="P32" style:family="paragraph" style:parent-style-name="Text_20_body">
      <style:text-properties fo:font-style="normal" officeooo:rsid="002098fb" officeooo:paragraph-rsid="0021fbc8" style:font-style-asian="normal" style:font-style-complex="normal"/>
    </style:style>
    <style:style style:name="P33" style:family="paragraph" style:parent-style-name="Text_20_body">
      <style:text-properties fo:font-style="normal" fo:font-weight="normal" officeooo:rsid="00431af5" officeooo:paragraph-rsid="0052c271" style:font-style-asian="normal" style:font-weight-asian="normal" style:font-style-complex="normal" style:font-weight-complex="normal"/>
    </style:style>
    <style:style style:name="P34" style:family="paragraph" style:parent-style-name="Text_20_body">
      <style:text-properties fo:font-weight="normal" officeooo:rsid="0023062d" officeooo:paragraph-rsid="002098fb" style:font-weight-asian="normal" style:font-weight-complex="normal"/>
    </style:style>
    <style:style style:name="P35" style:family="paragraph" style:parent-style-name="Preformatted_20_Text">
      <style:text-properties officeooo:paragraph-rsid="001dc413"/>
    </style:style>
    <style:style style:name="P36" style:family="paragraph" style:parent-style-name="Preformatted_20_Text">
      <style:text-properties officeooo:rsid="001dc413" officeooo:paragraph-rsid="001dc413"/>
    </style:style>
    <style:style style:name="P37" style:family="paragraph" style:parent-style-name="Preformatted_20_Text">
      <style:text-properties style:text-underline-style="none"/>
    </style:style>
    <style:style style:name="P38" style:family="paragraph" style:parent-style-name="Preformatted_20_Text">
      <style:text-properties officeooo:paragraph-rsid="0027cdf3"/>
    </style:style>
    <style:style style:name="P39" style:family="paragraph" style:parent-style-name="Preformatted_20_Text">
      <style:text-properties officeooo:rsid="0027cdf3" officeooo:paragraph-rsid="0027cdf3"/>
    </style:style>
    <style:style style:name="P40" style:family="paragraph" style:parent-style-name="Preformatted_20_Text">
      <style:text-properties officeooo:rsid="002bcced" officeooo:paragraph-rsid="002bcced"/>
    </style:style>
    <style:style style:name="P41" style:family="paragraph" style:parent-style-name="Preformatted_20_Text">
      <style:text-properties officeooo:rsid="0043af11" officeooo:paragraph-rsid="0043af11"/>
    </style:style>
    <style:style style:name="P42" style:family="paragraph" style:parent-style-name="Preformatted_20_Text">
      <style:text-properties officeooo:paragraph-rsid="0043af11"/>
    </style:style>
    <style:style style:name="P43" style:family="paragraph" style:parent-style-name="Preformatted_20_Text">
      <style:text-properties officeooo:paragraph-rsid="0045486d"/>
    </style:style>
    <style:style style:name="P44" style:family="paragraph" style:parent-style-name="Preformatted_20_Text">
      <style:text-properties officeooo:paragraph-rsid="0045de37"/>
    </style:style>
    <style:style style:name="P45" style:family="paragraph" style:parent-style-name="Preformatted_20_Text">
      <style:text-properties officeooo:paragraph-rsid="0048db8a"/>
    </style:style>
    <style:style style:name="P46" style:family="paragraph" style:parent-style-name="Preformatted_20_Text">
      <style:text-properties officeooo:paragraph-rsid="004d3dcc"/>
    </style:style>
    <style:style style:name="P47"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48" style:family="paragraph" style:parent-style-name="Standard">
      <style:text-properties fo:font-style="italic" fo:font-weight="bold" officeooo:rsid="00a77051" officeooo:paragraph-rsid="002bcced" style:font-style-asian="italic" style:font-weight-asian="bold" style:font-style-complex="italic" style:font-weight-complex="bold"/>
    </style:style>
    <style:style style:name="P49" style:family="paragraph" style:parent-style-name="Standard">
      <style:text-properties officeooo:rsid="001e30f4" officeooo:paragraph-rsid="002bcced"/>
    </style:style>
    <style:style style:name="P50" style:family="paragraph" style:parent-style-name="Standard">
      <style:text-properties officeooo:rsid="00203c5b" officeooo:paragraph-rsid="002bcced"/>
    </style:style>
    <style:style style:name="P51" style:family="paragraph" style:parent-style-name="Standard">
      <style:text-properties officeooo:rsid="00203c5b" officeooo:paragraph-rsid="003a7f2b"/>
    </style:style>
    <style:style style:name="P52"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53"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54"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55"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4">
      <style:paragraph-properties>
        <style:tab-stops>
          <style:tab-stop style:position="6.3354in" style:type="right" style:leader-style="dotted" style:leader-text="."/>
        </style:tab-stops>
      </style:paragraph-properties>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Heading_20_1">
      <style:text-properties officeooo:rsid="001c18ac" officeooo:paragraph-rsid="001c18ac"/>
    </style:style>
    <style:style style:name="P61" style:family="paragraph" style:parent-style-name="Heading_20_1">
      <style:text-properties officeooo:rsid="00278888" officeooo:paragraph-rsid="00278888"/>
    </style:style>
    <style:style style:name="P62" style:family="paragraph" style:parent-style-name="Preformatted_20_Text">
      <style:text-properties officeooo:paragraph-rsid="006061e9"/>
    </style:style>
    <style:style style:name="P63" style:family="paragraph" style:parent-style-name="Preformatted_20_Text">
      <style:text-properties officeooo:paragraph-rsid="006eacec"/>
    </style:style>
    <style:style style:name="P64" style:family="paragraph" style:parent-style-name="Preformatted_20_Text">
      <style:text-properties fo:font-size="8pt" style:font-size-asian="8pt" style:font-size-complex="8pt"/>
    </style:style>
    <style:style style:name="P65" style:family="paragraph" style:parent-style-name="Preformatted_20_Text">
      <style:text-properties fo:font-size="8pt" officeooo:paragraph-rsid="006eacec" style:font-size-asian="8pt" style:font-size-complex="8pt"/>
    </style:style>
    <style:style style:name="P66" style:family="paragraph" style:parent-style-name="Heading_20_2">
      <style:text-properties officeooo:rsid="001dc413" officeooo:paragraph-rsid="001dc413"/>
    </style:style>
    <style:style style:name="P67" style:family="paragraph" style:parent-style-name="Heading_20_2">
      <style:text-properties officeooo:rsid="00278888" officeooo:paragraph-rsid="00278888"/>
    </style:style>
    <style:style style:name="P68" style:family="paragraph" style:parent-style-name="Heading_20_2">
      <style:text-properties officeooo:rsid="004de9a5" officeooo:paragraph-rsid="004de9a5"/>
    </style:style>
    <style:style style:name="P69" style:family="paragraph" style:parent-style-name="Heading_20_3">
      <style:text-properties officeooo:rsid="0027cdf3" officeooo:paragraph-rsid="0027cdf3"/>
    </style:style>
    <style:style style:name="P70" style:family="paragraph" style:parent-style-name="Heading_20_3">
      <style:text-properties officeooo:rsid="005fde75" officeooo:paragraph-rsid="005fde75"/>
    </style:style>
    <style:style style:name="P71" style:family="paragraph" style:parent-style-name="Heading_20_4">
      <style:text-properties fo:font-style="normal" style:font-style-asian="normal" style:font-style-complex="normal"/>
    </style:style>
    <style:style style:name="P72" style:family="paragraph" style:parent-style-name="Text_20_body">
      <style:text-properties officeooo:rsid="005e998e" officeooo:paragraph-rsid="005e998e"/>
    </style:style>
    <style:style style:name="P73" style:family="paragraph" style:parent-style-name="Text_20_body">
      <style:text-properties officeooo:rsid="005fde75" officeooo:paragraph-rsid="005fde75"/>
    </style:style>
    <style:style style:name="P74" style:family="paragraph" style:parent-style-name="Text_20_body">
      <style:text-properties officeooo:paragraph-rsid="005fde75"/>
    </style:style>
    <style:style style:name="P75" style:family="paragraph" style:parent-style-name="Text_20_body">
      <style:text-properties officeooo:rsid="006061e9" officeooo:paragraph-rsid="006061e9"/>
    </style:style>
    <style:style style:name="P76" style:family="paragraph" style:parent-style-name="Text_20_body">
      <style:text-properties officeooo:rsid="0062dff0" officeooo:paragraph-rsid="0062dff0"/>
    </style:style>
    <style:style style:name="P77" style:family="paragraph" style:parent-style-name="Text_20_body">
      <style:text-properties officeooo:rsid="0062dff0" officeooo:paragraph-rsid="006401b5"/>
    </style:style>
    <style:style style:name="P78" style:family="paragraph" style:parent-style-name="Text_20_body">
      <style:text-properties officeooo:rsid="006401b5" officeooo:paragraph-rsid="006401b5"/>
    </style:style>
    <style:style style:name="P79" style:family="paragraph" style:parent-style-name="Text_20_body">
      <style:text-properties officeooo:rsid="0064a053" officeooo:paragraph-rsid="0064a053"/>
    </style:style>
    <style:style style:name="P80" style:family="paragraph" style:parent-style-name="Text_20_body">
      <style:text-properties officeooo:rsid="00674bf4" officeooo:paragraph-rsid="00674bf4"/>
    </style:style>
    <style:style style:name="P81" style:family="paragraph" style:parent-style-name="Text_20_body">
      <style:text-properties officeooo:rsid="004ad401" officeooo:paragraph-rsid="004ad401"/>
    </style:style>
    <style:style style:name="P82" style:family="paragraph" style:parent-style-name="Text_20_body">
      <style:text-properties officeooo:rsid="0069770f" officeooo:paragraph-rsid="0069770f"/>
    </style:style>
    <style:style style:name="P83" style:family="paragraph" style:parent-style-name="Text_20_body">
      <style:text-properties officeooo:rsid="00734497" officeooo:paragraph-rsid="00734497"/>
    </style:style>
    <style:style style:name="T1" style:family="text">
      <style:text-properties officeooo:rsid="001dc413"/>
    </style:style>
    <style:style style:name="T2" style:family="text">
      <style:text-properties officeooo:rsid="002098fb"/>
    </style:style>
    <style:style style:name="T3" style:family="text">
      <style:text-properties officeooo:rsid="0021fbc8"/>
    </style:style>
    <style:style style:name="T4" style:family="text">
      <style:text-properties fo:font-style="italic" style:font-style-asian="italic" style:font-style-complex="italic"/>
    </style:style>
    <style:style style:name="T5" style:family="text">
      <style:text-properties fo:font-style="italic" officeooo:rsid="0043af11" style:font-style-asian="italic" style:font-style-complex="italic"/>
    </style:style>
    <style:style style:name="T6" style:family="text">
      <style:text-properties fo:font-style="italic" officeooo:rsid="0048db8a" style:font-style-asian="italic" style:font-style-complex="italic"/>
    </style:style>
    <style:style style:name="T7" style:family="text">
      <style:text-properties fo:font-style="italic" officeooo:rsid="00497a50"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534df4"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3a7f2b"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3e0629" style:font-style-asian="normal" style:font-style-complex="normal"/>
    </style:style>
    <style:style style:name="T14" style:family="text">
      <style:text-properties fo:font-style="normal" officeooo:rsid="003f1546" style:font-style-asian="normal" style:font-style-complex="normal"/>
    </style:style>
    <style:style style:name="T15" style:family="text">
      <style:text-properties fo:font-style="normal" officeooo:rsid="00403caf" style:font-style-asian="normal" style:font-style-complex="normal"/>
    </style:style>
    <style:style style:name="T16" style:family="text">
      <style:text-properties fo:font-style="normal" officeooo:rsid="0048db8a" style:font-style-asian="normal" style:font-style-complex="normal"/>
    </style:style>
    <style:style style:name="T17" style:family="text">
      <style:text-properties fo:font-style="normal" officeooo:rsid="00497a50" style:font-style-asian="normal" style:font-style-complex="normal"/>
    </style:style>
    <style:style style:name="T18" style:family="text">
      <style:text-properties fo:font-style="normal" officeooo:rsid="004b844b" style:font-style-asian="normal" style:font-style-complex="normal"/>
    </style:style>
    <style:style style:name="T19" style:family="text">
      <style:text-properties fo:font-style="normal" officeooo:rsid="0039a713" style:font-style-asian="normal" style:font-style-complex="normal"/>
    </style:style>
    <style:style style:name="T20" style:family="text">
      <style:text-properties fo:font-style="normal" officeooo:rsid="004faa6a" style:font-style-asian="normal" style:font-style-complex="normal"/>
    </style:style>
    <style:style style:name="T21" style:family="text">
      <style:text-properties fo:font-style="normal" officeooo:rsid="005aa345"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138ff" style:font-style-asian="normal" style:font-weight-asian="normal" style:font-style-complex="normal" style:font-weight-complex="normal"/>
    </style:style>
    <style:style style:name="T24" style:family="text">
      <style:text-properties fo:font-style="normal" fo:font-weight="normal" officeooo:rsid="002d0253" style:font-style-asian="normal" style:font-weight-asian="normal" style:font-style-complex="normal" style:font-weight-complex="normal"/>
    </style:style>
    <style:style style:name="T25" style:family="text">
      <style:text-properties fo:font-style="normal" fo:font-weight="normal" officeooo:rsid="002e4eaf" style:font-style-asian="normal" style:font-weight-asian="normal" style:font-style-complex="normal" style:font-weight-complex="normal"/>
    </style:style>
    <style:style style:name="T26" style:family="text">
      <style:text-properties fo:font-style="normal" fo:font-weight="normal" officeooo:rsid="003a7f2b" style:font-style-asian="normal" style:font-weight-asian="normal" style:font-style-complex="normal" style:font-weight-complex="normal"/>
    </style:style>
    <style:style style:name="T27" style:family="text">
      <style:text-properties fo:font-style="normal" fo:font-weight="normal" officeooo:rsid="004f77f4" style:font-style-asian="normal" style:font-weight-asian="normal" style:font-style-complex="normal" style:font-weight-complex="normal"/>
    </style:style>
    <style:style style:name="T28" style:family="text">
      <style:text-properties fo:font-style="normal" fo:font-weight="normal" officeooo:rsid="004fb653" style:font-style-asian="normal" style:font-weight-asian="normal" style:font-style-complex="normal" style:font-weight-complex="normal"/>
    </style:style>
    <style:style style:name="T29" style:family="text">
      <style:text-properties fo:font-style="normal" fo:font-weight="normal" officeooo:rsid="0050854f" style:font-style-asian="normal" style:font-weight-asian="normal" style:font-style-complex="normal" style:font-weight-complex="normal"/>
    </style:style>
    <style:style style:name="T30" style:family="text">
      <style:text-properties fo:font-style="normal" fo:font-weight="normal" officeooo:rsid="00534df4" style:font-style-asian="normal" style:font-weight-asian="normal" style:font-style-complex="normal" style:font-weight-complex="normal"/>
    </style:style>
    <style:style style:name="T31" style:family="text">
      <style:text-properties fo:font-style="normal" fo:font-weight="normal" officeooo:rsid="005aa345"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4f77f4" style:font-style-asian="normal" style:font-weight-asian="bold" style:font-style-complex="normal" style:font-weight-complex="bold"/>
    </style:style>
    <style:style style:name="T34" style:family="text">
      <style:text-properties fo:font-style="normal" fo:font-weight="bold" officeooo:rsid="005aa345" style:font-style-asian="normal" style:font-weight-asian="bold" style:font-style-complex="normal" style:font-weight-complex="bold"/>
    </style:style>
    <style:style style:name="T35" style:family="text">
      <style:text-properties fo:font-weight="bold" style:font-weight-asian="bold" style:font-weight-complex="bold"/>
    </style:style>
    <style:style style:name="T36" style:family="text">
      <style:text-properties fo:font-weight="bold" officeooo:rsid="00421228" style:font-weight-asian="bold" style:font-weight-complex="bold"/>
    </style:style>
    <style:style style:name="T37" style:family="text">
      <style:text-properties fo:font-weight="bold" officeooo:rsid="00734497" style:font-weight-asian="bold" style:font-weight-complex="bold"/>
    </style:style>
    <style:style style:name="T38" style:family="text">
      <style:text-properties fo:font-weight="bold" officeooo:rsid="00768a73"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2d0253" style:font-weight-asian="normal" style:font-weight-complex="normal"/>
    </style:style>
    <style:style style:name="T41" style:family="text">
      <style:text-properties fo:font-weight="normal" officeooo:rsid="00421228" style:font-weight-asian="normal" style:font-weight-complex="normal"/>
    </style:style>
    <style:style style:name="T42" style:family="text">
      <style:text-properties fo:font-weight="normal" officeooo:rsid="00768a73" style:font-weight-asian="normal" style:font-weight-complex="normal"/>
    </style:style>
    <style:style style:name="T43" style:family="text">
      <style:text-properties officeooo:rsid="00278888"/>
    </style:style>
    <style:style style:name="T44" style:family="text">
      <style:text-properties officeooo:rsid="0027cdf3"/>
    </style:style>
    <style:style style:name="T45" style:family="text">
      <style:text-properties officeooo:rsid="00292a3f"/>
    </style:style>
    <style:style style:name="T46" style:family="text">
      <style:text-properties officeooo:rsid="002b01c0"/>
    </style:style>
    <style:style style:name="T47" style:family="text">
      <style:text-properties officeooo:rsid="002bcced"/>
    </style:style>
    <style:style style:name="T48" style:family="text">
      <style:text-properties officeooo:rsid="00203c5b"/>
    </style:style>
    <style:style style:name="T49" style:family="text">
      <style:text-properties officeooo:rsid="00a77051"/>
    </style:style>
    <style:style style:name="T50" style:family="text">
      <style:text-properties fo:color="#000000" style:font-name="Liberation Mono" fo:font-size="9pt" fo:font-style="normal" fo:font-weight="normal" style:font-style-asian="normal" style:font-weight-asian="normal" style:font-style-complex="normal" style:font-weight-complex="normal"/>
    </style:style>
    <style:style style:name="T51"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5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54" style:family="text">
      <style:text-properties fo:color="#ffffff" style:text-underline-style="none" fo:font-weight="bold" style:font-weight-asian="bold" style:font-weight-complex="bold"/>
    </style:style>
    <style:style style:name="T55" style:family="text">
      <style:text-properties officeooo:rsid="003309b9"/>
    </style:style>
    <style:style style:name="T56" style:family="text">
      <style:text-properties officeooo:rsid="003a7f2b"/>
    </style:style>
    <style:style style:name="T57" style:family="text">
      <style:text-properties officeooo:rsid="00403caf"/>
    </style:style>
    <style:style style:name="T58" style:family="text">
      <style:text-properties officeooo:rsid="0040d61c"/>
    </style:style>
    <style:style style:name="T59" style:family="text">
      <style:text-properties officeooo:rsid="00421228"/>
    </style:style>
    <style:style style:name="T60" style:family="text">
      <style:text-properties officeooo:rsid="0045486d"/>
    </style:style>
    <style:style style:name="T61" style:family="text">
      <style:text-properties officeooo:rsid="0045de37"/>
    </style:style>
    <style:style style:name="T62" style:family="text">
      <style:text-properties officeooo:rsid="0048db8a"/>
    </style:style>
    <style:style style:name="T63" style:family="text">
      <style:text-properties officeooo:rsid="00497a50"/>
    </style:style>
    <style:style style:name="T64" style:family="text">
      <style:text-properties officeooo:rsid="004991e6"/>
    </style:style>
    <style:style style:name="T65" style:family="text">
      <style:text-properties officeooo:rsid="004d3dcc"/>
    </style:style>
    <style:style style:name="T66" style:family="text">
      <style:text-properties officeooo:rsid="004de9a5"/>
    </style:style>
    <style:style style:name="T67" style:family="text">
      <style:text-properties officeooo:rsid="0050f624"/>
    </style:style>
    <style:style style:name="T68" style:family="text">
      <style:text-properties officeooo:rsid="00533de6"/>
    </style:style>
    <style:style style:name="T69" style:family="text">
      <style:text-properties officeooo:rsid="00534df4"/>
    </style:style>
    <style:style style:name="T70" style:family="text">
      <style:text-properties officeooo:rsid="0054cf04"/>
    </style:style>
    <style:style style:name="T71" style:family="text">
      <style:text-properties officeooo:rsid="006061e9"/>
    </style:style>
    <style:style style:name="T72" style:family="text">
      <style:text-properties officeooo:rsid="006243d5"/>
    </style:style>
    <style:style style:name="T73" style:family="text">
      <style:text-properties officeooo:rsid="006401b5"/>
    </style:style>
    <style:style style:name="T74" style:family="text">
      <style:text-properties officeooo:rsid="00667473"/>
    </style:style>
    <style:style style:name="T75" style:family="text">
      <style:text-properties officeooo:rsid="0069770f"/>
    </style:style>
    <style:style style:name="T76" style:family="text">
      <style:text-properties officeooo:rsid="006b38e7"/>
    </style:style>
    <style:style style:name="T77" style:family="text">
      <style:text-properties fo:font-size="8pt" style:font-size-asian="8pt" style:font-size-complex="8pt"/>
    </style:style>
    <style:style style:name="T78" style:family="text">
      <style:text-properties officeooo:rsid="007096d6"/>
    </style:style>
    <style:style style:name="T79" style:family="text">
      <style:text-properties officeooo:rsid="00734497"/>
    </style:style>
    <style:style style:name="T80" style:family="text">
      <style:text-properties officeooo:rsid="0074d875"/>
    </style:style>
    <style:style style:name="T81" style:family="text">
      <style:text-properties officeooo:rsid="00768a73"/>
    </style:style>
    <style:style style:name="T82" style:family="text">
      <style:text-properties officeooo:rsid="00778092"/>
    </style:style>
    <style:style style:name="T83" style:family="text">
      <style:text-properties officeooo:rsid="00779dd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_Toc5465_3816005984" text:style-name="Index_20_Link" text:visited-style-name="Index_20_Link">Introduction<text:tab/>2</text:a></text:p>
          <text:p text:style-name="P59"><text:a xlink:type="simple" xlink:href="#__RefHeading___Toc5467_3816005984" text:style-name="Index_20_Link" text:visited-style-name="Index_20_Link">Getting and starting the workspace<text:tab/>2</text:a></text:p>
          <text:p text:style-name="P57"><text:a xlink:type="simple" xlink:href="#__RefHeading___Toc5469_3816005984" text:style-name="Index_20_Link" text:visited-style-name="Index_20_Link">Commands generally<text:tab/>3</text:a></text:p>
          <text:p text:style-name="P59"><text:a xlink:type="simple" xlink:href="#__RefHeading___Toc5540_3816005984" text:style-name="Index_20_Link" text:visited-style-name="Index_20_Link">Templates and script preprocessing<text:tab/>3</text:a></text:p>
          <text:p text:style-name="P59"><text:a xlink:type="simple" xlink:href="#__RefHeading___Toc5471_3816005984" text:style-name="Index_20_Link" text:visited-style-name="Index_20_Link">Command reference<text:tab/>4</text:a></text:p>
          <text:p text:style-name="P57"><text:a xlink:type="simple" xlink:href="#__RefHeading___Toc5473_3816005984" text:style-name="Index_20_Link" text:visited-style-name="Index_20_Link">)buffer<text:tab/>4</text:a></text:p>
          <text:p text:style-name="P56"><text:a xlink:type="simple" xlink:href="#__RefHeading___Toc5475_3816005984" text:style-name="Index_20_Link" text:visited-style-name="Index_20_Link">Local<text:tab/>4</text:a></text:p>
          <text:p text:style-name="P58"><text:a xlink:type="simple" xlink:href="#__RefHeading___Toc5546_3816005984" text:style-name="Index_20_Link" text:visited-style-name="Index_20_Link">append file_name<text:tab/>4</text:a></text:p>
          <text:p text:style-name="P58"><text:a xlink:type="simple" xlink:href="#__RefHeading___Toc5548_3816005984" text:style-name="Index_20_Link" text:visited-style-name="Index_20_Link">clear<text:tab/>4</text:a></text:p>
          <text:p text:style-name="P58"><text:a xlink:type="simple" xlink:href="#__RefHeading___Toc5550_3816005984" text:style-name="Index_20_Link" text:visited-style-name="Index_20_Link">load file_name<text:tab/>4</text:a></text:p>
          <text:p text:style-name="P58"><text:a xlink:type="simple" xlink:href="#__RefHeading___Toc5552_3816005984" text:style-name="Index_20_Link" text:visited-style-name="Index_20_Link">off<text:tab/>4</text:a></text:p>
          <text:p text:style-name="P58"><text:a xlink:type="simple" xlink:href="#__RefHeading___Toc5554_3816005984" text:style-name="Index_20_Link" text:visited-style-name="Index_20_Link">on<text:tab/>5</text:a></text:p>
          <text:p text:style-name="P58"><text:a xlink:type="simple" xlink:href="#__RefHeading___Toc5556_3816005984" text:style-name="Index_20_Link" text:visited-style-name="Index_20_Link">prepend file_name<text:tab/>5</text:a></text:p>
          <text:p text:style-name="P58"><text:a xlink:type="simple" xlink:href="#__RefHeading___Toc5558_3816005984" text:style-name="Index_20_Link" text:visited-style-name="Index_20_Link"><text:span text:style-name="T12">save file_name</text:span></text:a><text:a xlink:type="simple" xlink:href="#__RefHeading___Toc5558_3816005984" text:style-name="Index_20_Link" text:visited-style-name="Index_20_Link"><text:span text:style-name="T12"><text:tab/>5</text:span></text:a></text:p>
          <text:p text:style-name="P58"><text:a xlink:type="simple" xlink:href="#__RefHeading___Toc5560_3816005984" text:style-name="Index_20_Link" text:visited-style-name="Index_20_Link">show<text:tab/>5</text:a></text:p>
          <text:p text:style-name="P56"><text:a xlink:type="simple" xlink:href="#__RefHeading___Toc5477_3816005984" text:style-name="Index_20_Link" text:visited-style-name="Index_20_Link">File<text:tab/>5</text:a></text:p>
          <text:p text:style-name="P58"><text:a xlink:type="simple" xlink:href="#__RefHeading___Toc5562_3816005984" text:style-name="Index_20_Link" text:visited-style-name="Index_20_Link">file file_name<text:tab/>5</text:a></text:p>
          <text:p text:style-name="P57"><text:a xlink:type="simple" xlink:href="#__RefHeading___Toc5479_3816005984" text:style-name="Index_20_Link" text:visited-style-name="Index_20_Link">)clear<text:tab/>5</text:a></text:p>
          <text:p text:style-name="P57"><text:a xlink:type="simple" xlink:href="#__RefHeading___Toc5481_3816005984" text:style-name="Index_20_Link" text:visited-style-name="Index_20_Link">) (aka </text:a><text:a xlink:type="simple" xlink:href="#__RefHeading___Toc5481_3816005984" text:style-name="Index_20_Link" text:visited-style-name="Index_20_Link"><text:span text:style-name="T4">quick run</text:span></text:a><text:a xlink:type="simple" xlink:href="#__RefHeading___Toc5481_3816005984" text:style-name="Index_20_Link" text:visited-style-name="Index_20_Link">)<text:tab/>6</text:a></text:p>
          <text:p text:style-name="P57"><text:a xlink:type="simple" xlink:href="#__RefHeading___Toc5564_3816005984" text:style-name="Index_20_Link" text:visited-style-name="Index_20_Link">)edit<text:tab/>6</text:a></text:p>
          <text:p text:style-name="P56"><text:a xlink:type="simple" xlink:href="#__RefHeading___Toc5566_3816005984" text:style-name="Index_20_Link" text:visited-style-name="Index_20_Link">– (no argument)<text:tab/>6</text:a></text:p>
          <text:p text:style-name="P56"><text:a xlink:type="simple" xlink:href="#__RefHeading___Toc5568_3816005984" text:style-name="Index_20_Link" text:visited-style-name="Index_20_Link">local<text:tab/>6</text:a></text:p>
          <text:p text:style-name="P56"><text:a xlink:type="simple" xlink:href="#__RefHeading___Toc5570_3816005984" text:style-name="Index_20_Link" text:visited-style-name="Index_20_Link">File [filename]<text:tab/>7</text:a></text:p>
          <text:p text:style-name="P56"><text:a xlink:type="simple" xlink:href="#__RefHeading___Toc5572_3816005984" text:style-name="Index_20_Link" text:visited-style-name="Index_20_Link">A note about the editor<text:tab/>7</text:a></text:p>
          <text:p text:style-name="P57"><text:a xlink:type="simple" xlink:href="#__RefHeading___Toc5483_3816005984" text:style-name="Index_20_Link" text:visited-style-name="Index_20_Link">)env<text:tab/>8</text:a></text:p>
          <text:p text:style-name="P56"><text:a xlink:type="simple" xlink:href="#__RefHeading___Toc5574_3816005984" text:style-name="Index_20_Link" text:visited-style-name="Index_20_Link">drop variable<text:tab/>8</text:a></text:p>
          <text:p text:style-name="P56"><text:a xlink:type="simple" xlink:href="#__RefHeading___Toc5576_3816005984" text:style-name="Index_20_Link" text:visited-style-name="Index_20_Link">get variable<text:tab/>8</text:a></text:p>
          <text:p text:style-name="P56"><text:a xlink:type="simple" xlink:href="#__RefHeading___Toc5578_3816005984" text:style-name="Index_20_Link" text:visited-style-name="Index_20_Link">list, –<text:tab/>8</text:a></text:p>
          <text:p text:style-name="P56"><text:a xlink:type="simple" xlink:href="#__RefHeading___Toc5580_3816005984" text:style-name="Index_20_Link" text:visited-style-name="Index_20_Link">load filename<text:tab/>8</text:a></text:p>
          <text:p text:style-name="P56"><text:a xlink:type="simple" xlink:href="#__RefHeading___Toc5582_3816005984" text:style-name="Index_20_Link" text:visited-style-name="Index_20_Link">save [filename]<text:tab/>8</text:a></text:p>
          <text:p text:style-name="P56"><text:a xlink:type="simple" xlink:href="#__RefHeading___Toc5584_3816005984" text:style-name="Index_20_Link" text:visited-style-name="Index_20_Link">set variable value</text:a><text:a xlink:type="simple" xlink:href="#__RefHeading___Toc5584_3816005984" text:style-name="Index_20_Link" text:visited-style-name="Index_20_Link"><text:span text:style-name="T4"><text:tab/>8</text:span></text:a></text:p>
          <text:p text:style-name="P56"><text:a xlink:type="simple" xlink:href="#__RefHeading___Toc5542_3816005984" text:style-name="Index_20_Link" text:visited-style-name="Index_20_Link">Examples<text:tab/>9</text:a></text:p>
          <text:p text:style-name="P57"><text:a xlink:type="simple" xlink:href="#__RefHeading___Toc5497_3816005984" text:style-name="Index_20_Link" text:visited-style-name="Index_20_Link">)funcs<text:tab/>9</text:a></text:p>
          <text:p text:style-name="P56"><text:a xlink:type="simple" xlink:href="#__RefHeading___Toc5586_3816005984" text:style-name="Index_20_Link" text:visited-style-name="Index_20_Link">list, –<text:tab/>9</text:a></text:p>
          <text:p text:style-name="P56"><text:a xlink:type="simple" xlink:href="#__RefHeading___Toc5588_3816005984" text:style-name="Index_20_Link" text:visited-style-name="Index_20_Link">drop function<text:tab/>9</text:a></text:p>
          <text:p text:style-name="P56"><text:a xlink:type="simple" xlink:href="#__RefHeading___Toc5590_3816005984" text:style-name="Index_20_Link" text:visited-style-name="Index_20_Link">help [name arg_count]</text:a><text:a xlink:type="simple" xlink:href="#__RefHeading___Toc5590_3816005984" text:style-name="Index_20_Link" text:visited-style-name="Index_20_Link"><text:span text:style-name="T12"><text:tab/>9</text:span></text:a></text:p>
          <text:p text:style-name="P57"><text:a xlink:type="simple" xlink:href="#__RefHeading___Toc5505_3816005984" text:style-name="Index_20_Link" text:visited-style-name="Index_20_Link">)help<text:tab/>10</text:a></text:p>
          <text:p text:style-name="P57"><text:a xlink:type="simple" xlink:href="#__RefHeading___Toc5507_3816005984" text:style-name="Index_20_Link" text:visited-style-name="Index_20_Link">)modules<text:tab/>10</text:a></text:p>
          <text:p text:style-name="P56"><text:a xlink:type="simple" xlink:href="#__RefHeading___Toc5509_3816005984" text:style-name="Index_20_Link" text:visited-style-name="Index_20_Link">list, –<text:tab/>10</text:a></text:p>
          <text:p text:style-name="P56"><text:a xlink:type="simple" xlink:href="#__RefHeading___Toc5511_3816005984" text:style-name="Index_20_Link" text:visited-style-name="Index_20_Link">imports<text:tab/>10</text:a></text:p>
          <text:p text:style-name="P57"><text:a xlink:type="simple" xlink:href="#__RefHeading___Toc5513_3816005984" text:style-name="Index_20_Link" text:visited-style-name="Index_20_Link">)off<text:tab/>10</text:a></text:p>
          <text:p text:style-name="P57"><text:a xlink:type="simple" xlink:href="#__RefHeading___Toc5515_3816005984" text:style-name="Index_20_Link" text:visited-style-name="Index_20_Link">)vars<text:tab/>10</text:a></text:p>
          <text:p text:style-name="P56"><text:soft-page-break/><text:a xlink:type="simple" xlink:href="#__RefHeading___Toc5517_3816005984" text:style-name="Index_20_Link" text:visited-style-name="Index_20_Link">drop<text:tab/>10</text:a></text:p>
          <text:p text:style-name="P56"><text:a xlink:type="simple" xlink:href="#__RefHeading___Toc5519_3816005984" text:style-name="Index_20_Link" text:visited-style-name="Index_20_Link">list --<text:tab/>10</text:a></text:p>
          <text:p text:style-name="P57"><text:a xlink:type="simple" xlink:href="#__RefHeading___Toc5521_3816005984" text:style-name="Index_20_Link" text:visited-style-name="Index_20_Link">)ws<text:tab/>10</text:a></text:p>
          <text:p text:style-name="P56"><text:a xlink:type="simple" xlink:href="#__RefHeading___Toc5523_3816005984" text:style-name="Index_20_Link" text:visited-style-name="Index_20_Link">load file<text:tab/>10</text:a></text:p>
          <text:p text:style-name="P56"><text:a xlink:type="simple" xlink:href="#__RefHeading___Toc5525_3816005984" text:style-name="Index_20_Link" text:visited-style-name="Index_20_Link">save file<text:tab/>10</text:a></text:p>
          <text:p text:style-name="P56"><text:a xlink:type="simple" xlink:href="#__RefHeading___Toc5592_3816005984" text:style-name="Index_20_Link" text:visited-style-name="Index_20_Link">clear<text:tab/>10</text:a></text:p>
        </text:index-body>
      </text:table-of-content>
      <text:p text:style-name="Text_20_body"/>
      <text:h text:style-name="P60" text:outline-level="1"><text:bookmark-start text:name="__RefHeading___Toc5465_3816005984"/>Introduction<text:bookmark-end text:name="__RefHeading___Toc5465_3816005984"/></text:h>
      <text:p text:style-name="P1"><text:span text:style-name="T69">The QDL interpreter may be run from the command line but there is also another supplied tool called the </text:span><text:span text:style-name="T9">workspace</text:span><text:span text:style-name="T30">. This runs a QDL interpreter and lets you run commands interactively as well as stores state 9so you can create a bunch of variables and save them for future use). <text:s/>Sessions may be saved and loaded.</text:span> </text:p>
      <text:h text:style-name="P60" text:outline-level="1"><text:bookmark-start text:name="__RefHeading___Toc5467_3816005984"/>Getting and starting <text:span text:style-name="T70">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
      <text:p text:style-name="P2">To start QDL, invoke it using java</text:p>
      <text:p text:style-name="P2">java -jar qdl.jar</text:p>
      <text:p text:style-name="P2">And you should get the splash screen:</text:p>
      <text:p text:style-name="P37"/>
      <text:p text:style-name="P35">*****************************************</text:p>
      <text:p text:style-name="Preformatted_20_Text">Welcome to the QDL Workspace</text:p>
      <text:p text:style-name="P35">Version 1.0</text:p>
      <text:p text:style-name="P47">Type )help for help.<text:line-break/>*****************************************</text:p>
      <text:p text:style-name="P2">The prompt is simply an indent of 4 space. So try it out by typing the famous programm</text:p>
      <text:p text:style-name="Preformatted_20_Text"><text:s text:c="4"/><text:span text:style-name="T1">say(‘Hello world’);</text:span></text:p>
      <text:p text:style-name="P36">Hello world</text:p>
      <text:p text:style-name="P36"/>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4"/>)help</text:p>
      <text:p text:style-name="Preformatted_20_Text">This is the QDL (Quick and Dirty Language, pronounced 'quiddle') workspace.</text:p>
      <text:p text:style-name="Preformatted_20_Text"><text:s text:c="2"/>You may enter commands and execute them much like any other interpreter.</text:p>
      <text:p text:style-name="Preformatted_20_Text"><text:s text:c="2"/>There are several commands available to help you manage this workspace.</text:p>
      <text:p text:style-name="Preformatted_20_Text"><text:s text:c="2"/>Generally these start with a right parenthesis, e.g., ')off' (no quotes) exits this program.</text:p>
      <text:p text:style-name="Preformatted_20_Text"><text:s text:c="2"/>Here is a quick summary of what they are and do.</text:p>
      <text:p text:style-name="Preformatted_20_Text"><text:soft-page-break/><text:s text:c="2"/></text:p>
      <text:p text:style-name="P4">If you type )off, you will exit the workspace.</text:p>
      <text:p text:style-name="Preformatted_20_Text"><text:s text:c="4"/>)off</text:p>
      <text:p text:style-name="Preformatted_20_Text">exiting...</text:p>
      <text:h text:style-name="P66" text:outline-level="2"><text:bookmark-start text:name="__RefHeading___Toc5469_3816005984"/>Commands generally<text:bookmark-end text:name="__RefHeading___Toc5469_3816005984"/></text:h>
      <text:p text:style-name="P2">Since the workspace is charged with managing the QDL environment for us, it<text:span text:style-name="T2">s commands are not QDL commands. All of the start with a right parenthesis, e.g. )help. </text:span></text:p>
      <text:p text:style-name="P8">The basic structure of a command is</text:p>
      <text:p text:style-name="P8">command_<text:span text:style-name="T56">type</text:span> action arguments</text:p>
      <text:p text:style-name="P8">So this is the command to save the current workspace to the file my_space.ws</text:p>
      <text:p text:style-name="Preformatted_20_Text"><text:s text:c="4"/>)ws save my_space.ws</text:p>
      <text:p text:style-name="Preformatted_20_Text">workspace saved at Thu Jan 30 16:32:28 CST 2020</text:p>
      <text:p text:style-name="P8"/>
      <text:p text:style-name="P8">In the command reference that follows, the heading of the section is the command and the subsections are the actions. <text:span text:style-name="T44">An argument of – means that this may be omitted and is the default.</text:span></text:p>
      <text:p text:style-name="P8"/>
      <text:h text:style-name="Heading_20_1" text:outline-level="1"><text:bookmark-start text:name="__RefHeading___Toc5540_3816005984"/><text:span text:style-name="T48">T</text:span>emplates <text:span text:style-name="T48">and script preprocessing</text:span><text:bookmark-end text:name="__RefHeading___Toc5540_3816005984"/></text:h>
      <text:p text:style-name="P49"/>
      <text:p text:style-name="P50">You may set values directly in the <text:span text:style-name="T49">interpreter </text:span>environment and access them via <text:span text:style-name="T56">the </text:span><text:s/>templating syntax of ${…}. For instance</text:p>
      <text:p text:style-name="P50"/>
      <text:p text:style-name="P50"/>
      <text:p text:style-name="P40">)env set vo voPersonExternalID</text:p>
      <text:p text:style-name="P40">)env set a @accounts.google.com</text:p>
      <text:p text:style-name="Preformatted_20_Text"/>
      <text:p text:style-name="P50"/>
      <text:p text:style-name="P51">The template are done <text:span text:style-name="T8">before</text:span><text:span text:style-name="T22"> any </text:span><text:span text:style-name="T23">parsing or </text:span><text:span text:style-name="T22">other processing. <text:s/></text:span><text:span text:style-name="T26">In computer languages a lot of use can be made of pre</text:span><text:span text:style-name="T11">-</text:span><text:span text:style-name="T26">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52"/>
      <text:p text:style-name="P53">So you could use this to, for instance, keep typos to a minimum but issuing statements like (assuming claims.oidc has the value 349765)</text:p>
      <text:p text:style-name="P54"/>
      <text:p text:style-name="Preformatted_20_Text"><text:s text:c="4"/>${vo} := claims.oidc + ‘<text:span text:style-name="T47">${a}</text:span>’;</text:p>
      <text:p text:style-name="Preformatted_20_Text"><text:s text:c="4"/>say(${vo});</text:p>
      <text:p text:style-name="Preformatted_20_Text"><text:a xlink:type="simple" xlink:href="mailto:349765@accounts.google.com" text:style-name="Internet_20_link" text:visited-style-name="Visited_20_Internet_20_Link"><text:span text:style-name="T5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54">349765@accounts.google.com</text:span></text:a></text:p>
      <text:p text:style-name="P54"/>
      <text:p text:style-name="P55"/>
      <text:p text:style-name="P50"><text:soft-page-break/>What is the advantage of this? You can embed things like code snippets <text:span text:style-name="T56">(especially the one you keep mistyping) <text:s/></text:span>or use it to prevent spelling issues or to future proof. In this case, if there were several references to <text:span text:style-name="T50">voPersonExternalID, </text:span><text:span text:style-name="T52">then the template allows you to set this one place in your script. </text:span><text:span text:style-name="T53">Note that this lets you template for things like control structures, names of functions or really anything – it is wholly outside the language. </text:span><text:span text:style-name="T52">If the name of ever changes (to say <text:s/></text:span><text:span text:style-name="T51">voPersonExternalID_v2 </text:span>then you would need to only change where it is set in the environment and the changes would take place automatically. While fairly trivial to use, it can make a lot of scripting considerably easier. </text:p>
      <text:p text:style-name="P50"/>
      <text:p text:style-name="P48">NOTE:<text:span text:style-name="T22"> <text:s/>You may also load a properties file at interpreter start up </text:span><text:span text:style-name="T24">by using the </text:span><text:span text:style-name="T40">-env</text:span><text:span text:style-name="T24"> command line switch. </text:span><text:span text:style-name="T25">Remember that these </text:span><text:span text:style-name="T22">are outside of the language you should treat them as very useful shorthand and not rely on them for much more. </text:span><text:span text:style-name="T25">You do not need them at all, but can make working a very convenient thing.</text:span><text:span text:style-name="T22"> </text:span></text:p>
      <text:h text:style-name="P61" text:outline-level="1"><text:bookmark-start text:name="__RefHeading___Toc5471_3816005984"/>Command reference<text:bookmark-end text:name="__RefHeading___Toc5471_3816005984"/></text:h>
      <text:h text:style-name="P67" text:outline-level="2"><text:bookmark-start text:name="__RefHeading___Toc5473_3816005984"/>)buffer<text:bookmark-end text:name="__RefHeading___Toc5473_3816005984"/></text:h>
      <text:p text:style-name="P16">A <text:span text:style-name="T4">buffer</text:span><text:span text:style-name="T12"> is just a bunch of text. Every file can be referred to as a buffer. In an interpreted language, you may want to have several statements that can be executed together. You may buffer them, then have them execute at once. There is also an editor supplied (see the </text:span><text:span text:style-name="T32">)edit</text:span><text:span text:style-name="T12"> section below), though that is wholly optional. </text:span></text:p>
      <text:p text:style-name="P16"><text:span text:style-name="T12">There are two types of buffers, </text:span><text:span text:style-name="T4">local</text:span><text:span text:style-name="T12"> which is kept inside the workspace and </text:span><text:span text:style-name="T4">external</text:span><text:span text:style-name="T12"> which is just a fancy name for any file.</text:span></text:p>
      <text:p text:style-name="P9"/>
      <text:h text:style-name="Heading_20_3" text:outline-level="3"><text:bookmark-start text:name="__RefHeading___Toc5475_3816005984"/><text:span text:style-name="T43">L</text:span>ocal<text:bookmark-end text:name="__RefHeading___Toc5475_3816005984"/></text:h>
      <text:p text:style-name="P16">These actions relate to the management of the local buffer. <text:span text:style-name="T59">You may set what the active buffer is using </text:span><text:span text:style-name="T36">on</text:span><text:span text:style-name="T59"> and </text:span><text:span text:style-name="T36">off</text:span><text:span text:style-name="T59"> here. This effects the </text:span><text:span text:style-name="T36">)edit</text:span><text:span text:style-name="T41"> and quick run </text:span><text:span text:style-name="T36">)</text:span><text:span text:style-name="T41"> commands.</text:span> </text:p>
      <text:h text:style-name="P71" text:outline-level="4"><text:bookmark-start text:name="__RefHeading___Toc5546_3816005984"/>append file_name<text:bookmark-end text:name="__RefHeading___Toc5546_3816005984"/></text:h>
      <text:p text:style-name="P14"><text:span text:style-name="T12"><text:s text:c="2"/>append the given file to the end of the current buffer. See </text:span>prepend<text:span text:style-name="T12"> in this section for inserting a file at the beginning.</text:span></text:p>
      <text:h text:style-name="Heading_20_4" text:outline-level="4"><text:bookmark-start text:name="__RefHeading___Toc5548_3816005984"/>clear <text:bookmark-end text:name="__RefHeading___Toc5548_3816005984"/></text:h>
      <text:p text:style-name="P14"><text:span text:style-name="T12">clear the local buffer. </text:span><text:span text:style-name="T15">All contents will be lost.</text:span></text:p>
      <text:h text:style-name="Heading_20_4" text:outline-level="4"><text:bookmark-start text:name="__RefHeading___Toc5550_3816005984"/>load file_name <text:bookmark-end text:name="__RefHeading___Toc5550_3816005984"/></text:h>
      <text:p text:style-name="P14"><text:span text:style-name="T12"><text:s/>load the given file into the local buffer, </text:span><text:span text:style-name="T14">replacing its contents</text:span><text:span text:style-name="T12">. This implicitly sets the focus to the local buffer</text:span></text:p>
      <text:h text:style-name="Heading_20_4" text:outline-level="4"><text:bookmark-start text:name="__RefHeading___Toc5552_3816005984"/>off <text:bookmark-end text:name="__RefHeading___Toc5552_3816005984"/></text:h>
      <text:p text:style-name="P27">turn local buffering off</text:p>
      <text:h text:style-name="Heading_20_4" text:outline-level="4"><text:bookmark-start text:name="__RefHeading___Toc5554_3816005984"/><text:soft-page-break/>on <text:bookmark-end text:name="__RefHeading___Toc5554_3816005984"/></text:h>
      <text:p text:style-name="P27"><text:s/>turn local buffering on</text:p>
      <text:h text:style-name="Heading_20_4" text:outline-level="4"><text:bookmark-start text:name="__RefHeading___Toc5556_3816005984"/>prepend file_name <text:bookmark-end text:name="__RefHeading___Toc5556_3816005984"/></text:h>
      <text:p text:style-name="P27"><text:s/>insert the file at the beginning of the current buffer. </text:p>
      <text:h text:style-name="Heading_20_4" text:outline-level="4"><text:bookmark-start text:name="__RefHeading___Toc5558_3816005984"/><text:span text:style-name="T14">save file_name</text:span><text:span text:style-name="T12"> </text:span><text:bookmark-end text:name="__RefHeading___Toc5558_3816005984"/></text:h>
      <text:p text:style-name="P14"><text:span text:style-name="T13">saves </text:span><text:span text:style-name="T12">the current buffer to </text:span><text:span text:style-name="T13">the given file</text:span><text:span text:style-name="T12">. </text:span></text:p>
      <text:h text:style-name="Heading_20_4" text:outline-level="4"><text:bookmark-start text:name="__RefHeading___Toc5560_3816005984"/>show <text:bookmark-end text:name="__RefHeading___Toc5560_3816005984"/></text:h>
      <text:p text:style-name="P28">prints the contents to the console.</text:p>
      <text:p text:style-name="P29">So for example to load the sample hello world file and print it to the console:</text:p>
      <text:p text:style-name="Preformatted_20_Text"><text:s text:c="2"/>)buffer local load /home/<text:span text:style-name="T57">jeff</text:span>/dev/<text:span text:style-name="T57">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58">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17">A blank line is returned since th<text:span text:style-name="T59">e</text:span> buffer is empty.</text:p>
      <text:h text:style-name="Heading_20_3" text:outline-level="3"><text:bookmark-start text:name="__RefHeading___Toc5477_3816005984"/>File<text:bookmark-end text:name="__RefHeading___Toc5477_3816005984"/></text:h>
      <text:p text:style-name="P17">These relate to using an external file as the buffer. This has the great advantage that you can edit it in your favorite editor and have the system run it as you develop by using the quick run command, <text:span text:style-name="T35">)</text:span><text:span text:style-name="T39">.</text:span></text:p>
      <text:h text:style-name="Heading_20_4" text:outline-level="4"><text:bookmark-start text:name="__RefHeading___Toc5562_3816005984"/>file file_name <text:bookmark-end text:name="__RefHeading___Toc5562_3816005984"/></text:h>
      <text:p text:style-name="P33">use this file as the currently active buffer.</text:p>
      <text:p text:style-name="P18"><text:span text:style-name="T39">If the current active buffer is set to </text:span><text:span text:style-name="T35">local</text:span><text:span text:style-name="T39"> you must also change that.</text:span></text:p>
      <text:h text:style-name="Heading_20_2" text:outline-level="2"><text:bookmark-start text:name="__RefHeading___Toc5479_3816005984"/>)clear<text:bookmark-end text:name="__RefHeading___Toc5479_3816005984"/></text:h>
      <text:p text:style-name="P10">See )ws clear. A typical invocation looks like</text:p>
      <text:p text:style-name="P38"><text:s text:c="4"/>)clear</text:p>
      <text:p text:style-name="P39">workspace cleared</text:p>
      <text:p text:style-name="Text_20_body"/>
      <text:p text:style-name="P26"><text:soft-page-break/>This is identical to issuing </text:p>
      <text:p text:style-name="Preformatted_20_Text">)ws clear</text:p>
      <text:h text:style-name="Heading_20_2" text:outline-level="2"><text:bookmark-start text:name="__RefHeading___Toc5481_3816005984"/>) <text:span text:style-name="T46">(aka </text:span><text:span text:style-name="T5">quick run</text:span><text:span text:style-name="T46">)</text:span><text:bookmark-end text:name="__RefHeading___Toc5481_3816005984"/></text:h>
      <text:p text:style-name="P10">This is the run buffer command. <text:span text:style-name="T45">It is <text:s/>very useful shorthand. On nice application is to use this on whatever you are editing externally. So set your buffer to a file and make sure that local mode is off: </text:span></text:p>
      <text:p text:style-name="Preformatted_20_Text">)buffer file file_path</text:p>
      <text:p text:style-name="P41">)buffer local off</text:p>
      <text:p text:style-name="Text_20_body"/>
      <text:p text:style-name="P11">and your favorite external editor on the file. Edit for a bit, then when you are ready to test something, simply enter this command and the file will be read and executed immediately.</text:p>
      <text:p text:style-name="P11">If you have opted for a local buffer, then that will be executed instead. <text:span text:style-name="T46">This is a great convenience when writing code. Here is an example where we load the hello world sample and run it</text:span></text:p>
      <text:p text:style-name="P42"><text:s text:c="2"/>)buffer local load /home/<text:span text:style-name="T57">jeff</text:span>/dev/<text:span text:style-name="T57">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
      <text:p text:style-name="P18">Note that all that was needed to run this was the single character, <text:span text:style-name="T35">)</text:span><text:span text:style-name="T39">. You can do this with an external file too.</text:span></text:p>
      <text:p text:style-name="P44"><text:s text:c="4"/><text:span text:style-name="T61">)env set q </text:span><text:s/>/home/<text:span text:style-name="T57">jeff</text:span>/dev/<text:span text:style-name="T57">qdl/example</text:span> </text:p>
      <text:p text:style-name="P44"><text:s text:c="4"/>)buffer file <text:span text:style-name="T60">${q}</text:span>/hello_world.qdl</text:p>
      <text:p text:style-name="P43">Buffer set to "/home/<text:span text:style-name="T57">jeff</text:span>/dev/<text:span text:style-name="T57">qdl/examples</text:span>/hello_world.qdl.</text:p>
      <text:p text:style-name="Preformatted_20_Text"><text:s text:c="4"/>)</text:p>
      <text:p text:style-name="Preformatted_20_Text">Hello world!</text:p>
      <text:p text:style-name="Text_20_body"/>
      <text:p text:style-name="P19">Note that I set the path as an environment variable, <text:span text:style-name="T4">q</text:span>, because its long. </text:p>
      <text:h text:style-name="P68" text:outline-level="2"><text:bookmark-start text:name="__RefHeading___Toc5564_3816005984"/>)edit<text:bookmark-end text:name="__RefHeading___Toc5564_3816005984"/></text:h>
      <text:p text:style-name="P23"/>
      <text:h text:style-name="Heading_20_3" text:outline-level="3"><text:bookmark-start text:name="__RefHeading___Toc5566_3816005984"/>– (no argument)<text:bookmark-end text:name="__RefHeading___Toc5566_3816005984"/></text:h>
      <text:p text:style-name="P25">edit whatever the current buffer is</text:p>
      <text:h text:style-name="Heading_20_3" text:outline-level="3"><text:bookmark-start text:name="__RefHeading___Toc5568_3816005984"/><text:soft-page-break/>local <text:bookmark-end text:name="__RefHeading___Toc5568_3816005984"/></text:h>
      <text:p text:style-name="P25">Edit the local buffer, regardless of whether it is active or not.</text:p>
      <text:h text:style-name="Heading_20_3" text:outline-level="3"><text:bookmark-start text:name="__RefHeading___Toc5570_3816005984"/>File [filename]<text:bookmark-end text:name="__RefHeading___Toc5570_3816005984"/></text:h>
      <text:p text:style-name="P30"><text:s/>Edit the file. If none is given, edit the current active external file</text:p>
      <text:h text:style-name="Heading_20_3" text:outline-level="3"><text:bookmark-start text:name="__RefHeading___Toc5572_3816005984"/>A note about the editor<text:bookmark-end text:name="__RefHeading___Toc5572_3816005984"/></text:h>
      <text:p text:style-name="P22">The editor supplied with QDL is a very basic, no bones about it <text:span text:style-name="T4">line editor</text:span><text:span text:style-name="T12"> meaning that you issue commands about the lines. </text:span><text:span text:style-name="T20">You will not see what you are editing unless you tell it to show you </text:span><text:span text:style-name="T21">the </text:span><text:span text:style-name="T34">p</text:span><text:span text:style-name="T31"> command)</text:span><text:span text:style-name="T20">. </text:span><text:span text:style-name="T12">If you invoke the editor, you may see help by issuing the </text:span><text:span text:style-name="T32">?</text:span><text:span text:style-name="T22"> At the </text:span><text:span text:style-name="T32">edit&gt;</text:span><text:span text:style-name="T22">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e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67">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66">e</text:span>dit &gt;</text:p>
      <text:p text:style-name="Text_20_body"/>
      <text:p text:style-name="P22"><text:soft-page-break/>Note that the end of this you are returned to the prompt. <text:span text:style-name="T35">p</text:span><text:span text:style-name="T39"> prints the buffer, </text:span><text:span text:style-name="T34">i</text:span><text:span text:style-name="T22"> lets you insert text until you enter a single period. <text:s/></text:span><text:span text:style-name="T33">q</text:span><text:span text:style-name="T27"> quits. </text:span><text:span text:style-name="T28">It is actually quite nice – it has a clipboard, supports regexs for certain operations and the list goes on.</text:span></text:p>
      <text:p text:style-name="P22"><text:span text:style-name="T22">Why have such an editor in th</text:span><text:span text:style-name="T29">is</text:span><text:span text:style-name="T22"> great day and age? Because not all keyboards are created equal (e.g., does you cellphone let you hit the escape key?!! Can’t use the estimable old unix editor </text:span><text:span text:style-name="T10">vi</text:span><text:span text:style-name="T22"> without that.) Also, it seems that invariably if I need to log in to a server </text:span><text:span text:style-name="T28">(which never have GUIs, since they are servers) </text:span><text:span text:style-name="T22">remotely during an emergency, the terminal type gets screwed up and it all defaults back to 7 bit ASCII – pretty much the exact character set QDL recognizes. This editor is </text:span><text:span text:style-name="T10">not</text:span><text:span text:style-name="T22"> intended to be the go to. The intent is that you set an external file, use whatever you like and when you need to run your code, just </text:span><text:span text:style-name="T28">h</text:span><text:span text:style-name="T22">it </text:span><text:span text:style-name="T32">)</text:span><text:span text:style-name="T22"> in the workspace. The editor, however, is pretty darned useful if you need it and since I had it lying around, why not?</text:span></text:p>
      <text:p text:style-name="P24"><text:span text:style-name="T22">One last little quirk is that the editor is indeed a completely stand alone program invoked vy the workspace, so you can save your work in it to a file. If you are using it to edit the local buffer, all you need to do is exit (enter </text:span><text:span text:style-name="T32">q </text:span><text:span text:style-name="T22">at the prompt) and don’t choose save,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13">The workspace allows for environmental variables The environment </text:p>
      <text:h text:style-name="Heading_20_3" text:outline-level="3"><text:bookmark-start text:name="__RefHeading___Toc5574_3816005984"/>drop variable<text:bookmark-end text:name="__RefHeading___Toc5574_3816005984"/></text:h>
      <text:p text:style-name="P25"><text:s/>remove the named variable from the environmental</text:p>
      <text:h text:style-name="Heading_20_3" text:outline-level="3"><text:bookmark-start text:name="__RefHeading___Toc5576_3816005984"/>get variable <text:bookmark-end text:name="__RefHeading___Toc5576_3816005984"/></text:h>
      <text:p text:style-name="P25">display the current value of the variable.</text:p>
      <text:h text:style-name="Heading_20_3" text:outline-level="3"><text:bookmark-start text:name="__RefHeading___Toc5578_3816005984"/>list, – <text:bookmark-end text:name="__RefHeading___Toc5578_3816005984"/></text:h>
      <text:p text:style-name="P25"><text:s/>show all currently defined variables.</text:p>
      <text:h text:style-name="Heading_20_3" text:outline-level="3"><text:bookmark-start text:name="__RefHeading___Toc5580_3816005984"/>load filename <text:bookmark-end text:name="__RefHeading___Toc5580_3816005984"/></text:h>
      <text:p text:style-name="P25"><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filename] <text:bookmark-end text:name="__RefHeading___Toc5582_3816005984"/></text:h>
      <text:p text:style-name="P25"><text:s/>save the current environment to the file</text:p>
      <text:h text:style-name="Heading_20_3" text:outline-level="3"><text:bookmark-start text:name="__RefHeading___Toc5584_3816005984"/><text:soft-page-break/>set variable value<text:span text:style-name="T4"> </text:span><text:bookmark-end text:name="__RefHeading___Toc5584_3816005984"/></text:h>
      <text:p text:style-name="P25"><text:span text:style-name="T6"><text:s/></text:span><text:span text:style-name="T16">Set the </text:span><text:span text:style-name="T6">variable</text:span><text:span text:style-name="T16"> to have the given </text:span><text:span text:style-name="T6">value</text:span><text:span text:style-name="T16">. </text:span><text:span text:style-name="T55">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20">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20">Show all the defined variables. <text:span text:style-name="T63">We could supply the value of </text:span><text:span text:style-name="T7">list</text:span><text:span text:style-name="T17"> but don’t since it is optional.</text:span></text:p>
      <text:p text:style-name="P45"><text:s text:c="2"/>)env</text:p>
      <text:p text:style-name="P45">Current environment variables:</text:p>
      <text:p text:style-name="P45">{</text:p>
      <text:p text:style-name="P45"><text:s/><text:span text:style-name="T62">qdl_root=/home/bob/apps/qdl</text:span></text:p>
      <text:p text:style-name="P45"><text:s/>arf=abc d goldfish </text:p>
      <text:p text:style-name="P45"><text:s/>a=armstrong(600); </text:p>
      <text:p text:style-name="P45"><text:s/>d=load_module('/tmp/boot.qdl'); </text:p>
      <text:p text:style-name="P45"><text:s/>foo=12345 </text:p>
      <text:p text:style-name="P45">}</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68">l</text:span>ist, – <text:bookmark-end text:name="__RefHeading___Toc5586_3816005984"/></text:h>
      <text:p text:style-name="P25">list all of the current functions in your workspace</text:p>
      <text:h text:style-name="Heading_20_3" text:outline-level="3"><text:bookmark-start text:name="__RefHeading___Toc5588_3816005984"/>drop function <text:bookmark-end text:name="__RefHeading___Toc5588_3816005984"/></text:h>
      <text:p text:style-name="P25">remove a function. Note that this only applies to functions that have been defined (but not imported) in the workspace.</text:p>
      <text:h text:style-name="Heading_20_3" text:outline-level="3"><text:bookmark-start text:name="__RefHeading___Toc5590_3816005984"/>help [name arg_count]<text:span text:style-name="T19"> </text:span><text:bookmark-end text:name="__RefHeading___Toc5590_3816005984"/></text:h>
      <text:p text:style-name="P3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65">To list a specific function, you would issue something like this:</text:span></text:p>
      <text:p text:style-name="P46"><text:s text:c="2"/>)funcs help armstrong 1</text:p>
      <text:p text:style-name="P46">An Armstrong number is a 3 digit number that is equal to the sum of its cubed digits. This computes them for 100 &lt; n &lt; 1000.</text:p>
      <text:p text:style-name="P46"><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81"><text:soft-page-break/>In this case, the request was for anything about armstrong functions the workspace knows so the complete description from the function definition is returned. </text:p>
      <text:h text:style-name="Heading_20_3" text:outline-level="3"><text:span text:style-name="T76">s</text:span>ystem <text:span text:style-name="T75">[width display_width]</text:span></text:h>
      <text:p text:style-name="P82">This will list the built in system functions in tabular format. Note that none of these has argument counts listed, because most of these have variable length arguments. This is intended to let you look up a name. There is also no help (at this point) for each of these available <text:span text:style-name="T78">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82"/>
      <text:p text:style-name="P65"><text:s text:c="2"/>)funcs system width 80</text:p>
      <text:p text:style-name="P65">abs() <text:s text:c="11"/>encode_b64() <text:s text:c="4"/>index_of() <text:s text:c="6"/>raise_error() <text:s text:c="3"/>scan() <text:s text:c="10"/>unbox() <text:s text:c="9"/></text:p>
      <text:p text:style-name="P65">box() <text:s text:c="11"/>exclude_keys() <text:s text:c="2"/>indices() <text:s text:c="7"/>random() <text:s text:c="8"/>set_default() <text:s text:c="3"/>union() <text:s text:c="9"/></text:p>
      <text:p text:style-name="P65">break() <text:s text:c="9"/>for_keys() <text:s text:c="6"/>insert() <text:s text:c="8"/>random_string() <text:s/>size() <text:s text:c="10"/>write_file() <text:s text:c="4"/></text:p>
      <text:p text:style-name="P65">check_after() <text:s text:c="3"/>for_next() <text:s text:c="6"/>is_defined() <text:s text:c="4"/>read_file() <text:s text:c="5"/>substring() <text:s text:c="5"/></text:p>
      <text:p text:style-name="P65">common_keys() <text:s text:c="3"/>from_hex() <text:s text:c="6"/>is_function() <text:s text:c="3"/>remove() <text:s text:c="8"/>to_hex() <text:s text:c="8"/></text:p>
      <text:p text:style-name="P65">contains() <text:s text:c="6"/>get_keys() <text:s text:c="6"/>load_module() <text:s text:c="3"/>rename_keys() <text:s text:c="3"/>to_list() <text:s text:c="7"/></text:p>
      <text:p text:style-name="P65">continue() <text:s text:c="6"/>has_keys() <text:s text:c="6"/>load_script() <text:s text:c="3"/>replace() <text:s text:c="7"/>to_lower() <text:s text:c="6"/></text:p>
      <text:p text:style-name="P65">date_iso() <text:s text:c="6"/>hash() <text:s text:c="10"/>mask() <text:s text:c="10"/>return() <text:s text:c="8"/>to_upper() <text:s text:c="6"/></text:p>
      <text:p text:style-name="P65">date_ms() <text:s text:c="7"/>import() <text:s text:c="8"/>mod() <text:s text:c="11"/>run_script() <text:s text:c="4"/>tokenize() <text:s text:c="6"/></text:p>
      <text:p text:style-name="P63"><text:span text:style-name="T77">decode_b64() <text:s text:c="4"/>include_keys() <text:s text:c="2"/>print() <text:s text:c="9"/>say() <text:s text:c="11"/>trim() <text:s text:c="6"/></text:span><text:s text:c="5"/></text:p>
      <text:h text:style-name="Heading_20_2" text:outline-level="2"><text:bookmark-start text:name="__RefHeading___Toc5505_3816005984"/>)help<text:bookmark-end text:name="__RefHeading___Toc5505_3816005984"/></text:h>
      <text:p text:style-name="P10">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5"><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5"><text:s/>li<text:span text:style-name="T18">st the imports (URN and current alias) that are active.</text:span></text:p>
      <text:p text:style-name="Preformatted_20_Text"><text:s text:c="2"/>)modules</text:p>
      <text:p text:style-name="Preformatted_20_Text">a:a = a, b:b = b, qdl:/java = java</text:p>
      <text:p text:style-name="Preformatted_20_Text"/>
      <text:p text:style-name="P21">This lists that there are three modules. The aliases are the default if the workspace is imported without setting a new one.</text:p>
      <text:p text:style-name="Preformatted_20_Text"><text:s text:c="2"/>)modules imports</text:p>
      <text:p text:style-name="Preformatted_20_Text">a:a = a</text:p>
      <text:p text:style-name="Preformatted_20_Text">b:b = b</text:p>
      <text:p text:style-name="Text_20_body"/>
      <text:p text:style-name="P21">These are the modules that have been explicitly imported. In this case, there is one, <text:span text:style-name="T4">qdl:/java</text:span><text:span text:style-name="T12"> which has not.</text:span></text:p>
      <text:h text:style-name="Heading_20_2" text:outline-level="2"><text:bookmark-start text:name="__RefHeading___Toc5513_3816005984"/><text:soft-page-break/>)off <text:span text:style-name="T81">[y]</text:span><text:bookmark-end text:name="__RefHeading___Toc5513_3816005984"/></text:h>
      <text:p text:style-name="P10">This causes the system to exit. <text:span text:style-name="T81">If you supply the </text:span><text:span text:style-name="T42">argument</text:span><text:span text:style-name="T38"> y </text:span><text:span text:style-name="T42">then the system will exit without saving. Otherwise, <text:s/>y</text:span><text:span text:style-name="T39">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69" text:outline-level="3"><text:bookmark-start text:name="__RefHeading___Toc5517_3816005984"/>drop<text:bookmark-end text:name="__RefHeading___Toc5517_3816005984"/></text:h>
      <text:h text:style-name="Heading_20_3" text:outline-level="3"><text:bookmark-start text:name="__RefHeading___Toc5519_3816005984"/><text:span text:style-name="T73">l</text:span>ist –<text:bookmark-end text:name="__RefHeading___Toc5519_3816005984"/></text:h>
      <text:p text:style-name="P78">List all of the variables (but not their content) in the current workspace.</text:p>
      <text:h text:style-name="Heading_20_3" text:outline-level="3"><text:span text:style-name="T82">s</text:span>ize</text:h>
      <text:p text:style-name="P72">List the total number of symbols in use in the workspace. <text:span text:style-name="T73">This does not tell you how much memory is in use. See the workspace memory command for that.</text:span></text:p>
      <text:h text:style-name="Heading_20_2" text:outline-level="2"><text:bookmark-start text:name="__RefHeading___Toc5521_3816005984"/>)ws<text:bookmark-end text:name="__RefHeading___Toc5521_3816005984"/></text:h>
      <text:h text:style-name="P70" text:outline-level="3">echo [on | off]</text:h>
      <text:p text:style-name="P73">Turns <text:span text:style-name="T4">echo mode</text:span><text:span text:style-name="T12"> on or off. If no argument, the current mode is displayed. </text:span></text:p>
      <text:p text:style-name="P73"><text:span text:style-name="T12">Echo mode is the default on workspace start up. It will take any expression (so not control statements, like if, switch, etc.) and wrap it in a </text:span><text:span text:style-name="T4">say();</text:span><text:span text:style-name="T12">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71">Without echo mode on, you would have to fully write out every expressions</text:span></text:p>
      <text:p text:style-name="Preformatted_20_Text">// <text:span text:style-name="T71">So this will fail:</text:span></text:p>
      <text:p text:style-name="Preformatted_20_Text"><text:s text:c="2"/>2 + 2</text:p>
      <text:p text:style-name="Preformatted_20_Text">syntax error:</text:p>
      <text:p text:style-name="Preformatted_20_Text"/>
      <text:p text:style-name="Preformatted_20_Text">// <text:span text:style-name="T72">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62">// <text:span text:style-name="T71">same as </text:span></text:p>
      <text:p text:style-name="P62"><text:span text:style-name="T71">// print(mod(360, 100));</text:span></text:p>
      <text:p text:style-name="P62"/>
      <text:p text:style-name="P62"><text:s text:c="2"/>a. := indices(6)+10</text:p>
      <text:p text:style-name="P62"><text:s text:c="2"/>a.</text:p>
      <text:p text:style-name="P62">{0=10, 1=11, 2=12, 3=13, 4=14, 5=15}</text:p>
      <text:p text:style-name="P74"/>
      <text:p text:style-name="P75">Echo mode lets you use QDL like a big calculator. </text:p>
      <text:h text:style-name="Heading_20_3" text:outline-level="3"><text:bookmark-start text:name="__RefHeading___Toc5523_3816005984"/><text:soft-page-break/>load file<text:bookmark-end text:name="__RefHeading___Toc5523_3816005984"/></text:h>
      <text:p text:style-name="P76">Load a saved workspace <text:span text:style-name="T73">from the given file</text:span>. <text:span text:style-name="T73">Relative references are resolved against the qdl root diretory (which you can see since it is saved in the environment).</text:span> </text:p>
      <text:h text:style-name="Heading_20_3" text:outline-level="3"><text:span text:style-name="T74">m</text:span>emory</text:h>
      <text:p text:style-name="P79">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80">It should be noted that the amount of memory is not fixed: if you decide to write</text:p>
      <text:p text:style-name="Preformatted_20_Text">a. := random(1000000)^5</text:p>
      <text:p text:style-name="P80">You may get something like this</text:p>
      <text:p text:style-name="Preformatted_20_Text"><text:s text:c="2"/>)ws memory</text:p>
      <text:p text:style-name="Preformatted_20_Text">memory used = 761MB, free = 408MB, processors = 8</text:p>
      <text:p text:style-name="P80"/>
      <text:p text:style-name="P80">Which simply means that the system allocated more memory. The standard limit is 2 GB but that can be changed at system startup.</text:p>
      <text:h text:style-name="Heading_20_3" text:outline-level="3"><text:span text:style-name="T79">v</text:span>fs</text:h>
      <text:p text:style-name="P83">Reports on any installed virtual file systems</text:p>
      <text:p text:style-name="P64"><text:s text:c="2"/>)ws vfs</text:p>
      <text:p text:style-name="P64">Installed virtual file systems</text:p>
      <text:p text:style-name="P64"><text:s text:c="2"/>type:pass_through access:rw <text:s/>scheme: qdl-vfs <text:s/>mount point:/pt/ <text:s text:c="4"/>current dir:(none) <text:s text:c="8"/></text:p>
      <text:p text:style-name="P64"><text:s text:c="2"/>type:zip <text:s text:c="9"/>access:r <text:s text:c="2"/>scheme: qdl-vfs <text:s/>mount point:/zip/ <text:s text:c="3"/>current dir:(none) <text:s text:c="8"/></text:p>
      <text:p text:style-name="P64"><text:s text:c="2"/>type:mysql <text:s text:c="7"/>access:rw <text:s/>scheme: qdl-vfs <text:s/>mount point:/mysql/ <text:s/>current dir:(none) </text:p>
      <text:p text:style-name="Text_20_body"/>
      <text:p text:style-name="Text_20_body"><text:span text:style-name="T83">(Font size adjusted to show the formatting.) </text:span>In this <text:span text:style-name="T79">case there are three and e.g. the zip VFS it is mounted with read only (</text:span><text:span text:style-name="T37">r</text:span><text:span text:style-name="T79">) access. See the reference manual on how to mount them and unmount them and use them generally.</text:span></text:p>
      <text:h text:style-name="Heading_20_3" text:outline-level="3"><text:bookmark-start text:name="__RefHeading___Toc5525_3816005984"/>save file<text:bookmark-end text:name="__RefHeading___Toc5525_3816005984"/></text:h>
      <text:p text:style-name="P77">Save the current workspace to the given file. <text:span text:style-name="T73">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25">This command will remove all state and return it to the exact condition of starting a clean workspace, <text:span text:style-name="T64">except that environment variables are not affected</text:span>. All variables, functions, imports and any other state <text:soft-page-break/>will be lost. This is useful if, for instance, you need <text:s/>to start a different project or <text:span text:style-name="T3">if, e.g.something went wrong and you really need to just get rid of everything. <text:s/>A typical invocation looks like</text:span></text:p>
      <text:p text:style-name="P38"><text:s text:c="4"/>)<text:span text:style-name="T44">ws </text:span>clear</text:p>
      <text:p text:style-name="P38">workspace cleared</text:p>
      <text:p text:style-name="Text_20_body"/>
      <text:p text:style-name="P6"/>
      <text:p text:style-name="P32"/>
      <text:p text:style-name="P7">Of course, it is up to the developer to supply this, so (none) simply means that there is no documentation available. Tsk tsk. When documenting a function, oly the first line of the documentation shows here, if you want the complete documentation, you invoke help with the name of the function and the argument count:</text:p>
      <text:p text:style-name="Preformatted_20_Text"><text:s text:c="4"/>)help armstrong 1</text:p>
      <text:p text:style-name="Preformatted_20_Text">An Armstrong number is a 3 digit number that is equal to the sum of its cubed digits. This computes them for 100 &lt; n &lt; 1000.</text:p>
      <text:p text:style-name="Preformatted_20_Text">So for example 407 is an Armstrong number since 407 = 4^3 + 0^3 + 7^3</text:p>
      <text:p text:style-name="P5"/>
      <text:p text:style-name="P34"/>
      <text:p text:style-name="P1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fff" style:font-name="Liberation Mono1" fo:font-family="'Liberation Mono'" style:font-family-generic="modern" style:font-pitch="fixed" fo:font-size="10pt"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3-06T15:46:13.335278794</dc:date>
    <meta:editing-duration>P23DT17H35M34S</meta:editing-duration>
    <meta:editing-cycles>69</meta:editing-cycles>
    <meta:generator>LibreOffice/6.0.7.3$Linux_X86_64 LibreOffice_project/00m0$Build-3</meta:generator>
    <meta:print-date>2020-01-31T20:30:18.089330119</meta:print-date>
    <meta:document-statistic meta:table-count="0" meta:image-count="0" meta:object-count="0" meta:page-count="13" meta:paragraph-count="356" meta:word-count="3347" meta:character-count="19667" meta:non-whitespace-character-count="16013"/>
  </office:meta>
</office:document-meta>
</file>